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line-height="200%" style:text-autospace="none"/>
      <style:text-properties fo:color="#000000" style:text-line-through-style="none" style:font-name="Calibri" fo:font-size="11pt" style:text-underline-style="none" fo:font-weight="bold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line-height="200%"/>
    </style:style>
    <style:style style:name="P4" style:family="paragraph" style:parent-style-name="Standard">
      <style:paragraph-properties fo:line-height="200%" style:text-autospace="none"/>
    </style:style>
    <style:style style:name="P5" style:family="paragraph" style:parent-style-name="Standard">
      <style:paragraph-properties fo:line-height="200%" style:text-autospace="none"/>
    </style:style>
    <style:style style:name="P6" style:family="paragraph" style:parent-style-name="Standard">
      <style:paragraph-properties fo:line-height="200%" style:text-autospace="none"/>
      <style:text-properties style:font-name="Calibri" fo:font-size="11pt"/>
    </style:style>
    <style:style style:name="T1" style:family="text">
      <style:text-properties fo:color="#000000"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T2" style:family="text">
      <style:text-properties fo:color="#000000"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fo:color="#000000" style:text-line-through-style="none" style:font-name="Calibri" fo:font-size="11pt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4" style:family="text">
      <style:text-properties fo:color="#000000" style:text-line-through-style="none" style:font-name="Calibri" fo:font-size="11pt" fo:font-style="italic" style:text-underline-style="none" fo:font-weight="normal" style:font-name-asian="Calibri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5" style:family="text">
      <style:text-properties fo:color="#000000" style:text-line-through-style="none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language="ja" fo:country="JP" fo:font-weight="normal"/>
    </style:style>
    <style:style style:name="T8" style:family="text">
      <style:text-properties style:language-asian="ja" style:country-asian="JP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4"><text:span text:style-name="T1"><text:s/>Francis Cottrell-Eshaghi</text:span><text:span text:style-name="T2"> </text:span></text:p>
      <text:p text:style-name="P2">UN 2001 R03/R04 </text:p>
      <text:p text:style-name="P2">11 November 2011 </text:p>
      <text:p text:style-name="P2">Project #3: Visual final</text:p>
      <text:p text:style-name="P2">Word-count: <text:word-count>367</text:word-count></text:p>
      <text:p text:style-name="P2">Contrast:</text:p>
      <text:p text:style-name="P1">The colors I used to contrast was red and blue. What I made red and blue was the lettering witch stands out from the brown background image of the basement. I also made the summoning circle red and blue, which will contrast against the mostly black ground. So I have contrast working in two different ways, one red and blue contrast making it stand out. Second, the red and blue contrasts against the earth colors. </text:p>
      <text:p text:style-name="P2">Repetition :</text:p>
      <text:p text:style-name="P1">For repetition, the magic motif is what <text:s/>most wanted to repeat. These magical things that I repeated would be a red cape, books, esoteric markings, a strange blue light. When someone sees the poster there first thoughts should go to magic. </text:p>
      <text:p text:style-name="P2">Alignment: </text:p>
      <text:p text:style-name="P4"><text:span text:style-name="T3">As a disclaimer, I would like to say that I thought now that I was older I would be better a drawing but I guess that is not how it works. Which means the image is not aligned fully for what I had intended it for. However, the idea I am trying to display is aligned. I can say that because everything is within the Fate/ Stay Night</text:span><text:span text:style-name="T8">フェイト</text:span><text:span text:style-name="T7">/</text:span><text:span text:style-name="T8">ステイナイト</text:span> <text:span text:style-name="T3"><text:s/>universe. Fate. Stay Night is a visual novel originally release as a game for the PC then animated. That universe is that of a secret world where people practice magic, where myths and archetypes come alive. With any luck I aligned my image what that universe. </text:span></text:p>
      <text:p text:style-name="P2">Proximity: </text:p>
      <text:p text:style-name="P6"><text:span text:style-name="T5">Like a said in the rough draft I put like things together. Taking a lesson from the book I put Rin with her red cote right over the circle while she is casting. I put all the background images together far away from where the <text:s/></text:span><text:soft-page-break/><text:span text:style-name="T5">action is going on and made them even further away by making them darker hopefully giving the perception that its further in the back. The only other thing I had to worry about was the lettering and I put that off to the side away from the magi. Off at the top is the second main object of the image, not to take away from one anoth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Calibri" svg:font-family="Calibri, 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11T18:18:05.89</meta:creation-date>
    <dc:date>2011-11-10T09:41:31.79</dc:date>
    <meta:editing-duration>PT3H49M16S</meta:editing-duration>
    <meta:editing-cycles>7</meta:editing-cycles>
    <meta:generator>OpenOffice.org/3.3$Win32 OpenOffice.org_project/330m20$Build-9567</meta:generator>
    <meta:document-statistic meta:table-count="0" meta:image-count="0" meta:object-count="0" meta:page-count="2" meta:paragraph-count="13" meta:word-count="367" meta:character-count="1964"/>
  </office:meta>
</office:document-meta>
</file>